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MessageEndpointFactory.setMessageListener( MessageListener messag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MessageEndpointFactory.createEndpoint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MessageEndpoint.getEndpoin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ResourceException.JmsResourceException( ResourceException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MessageEndpoint.onMessage( Message messag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JmsMessageEndpointFactory.getMessage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